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="Rounded_20_large_20_Arrow" draw:marker-start-width="0.178cm" draw:marker-end-width="0.17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Symbo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757cm" svg:height="1.11cm" svg:x="1.471cm" svg:y="2.149cm">
          <text:p/>
        </draw:rect>
        <draw:line draw:style-name="gr2" draw:text-style-name="P1" draw:layer="layout" svg:x1="3.289cm" svg:y1="2.149cm" svg:x2="3.289cm" svg:y2="3.26cm">
          <text:p/>
        </draw:line>
        <draw:line draw:style-name="gr2" draw:text-style-name="P1" draw:layer="layout" svg:x1="5.309cm" svg:y1="2.15cm" svg:x2="5.309cm" svg:y2="3.261cm">
          <text:p/>
        </draw:line>
        <draw:line draw:style-name="gr3" draw:text-style-name="P1" draw:layer="layout" svg:x1="6.658cm" svg:y1="2.256cm" svg:x2="6.658cm" svg:y2="3.148cm">
          <text:p/>
        </draw:line>
        <draw:line draw:style-name="gr3" draw:text-style-name="P1" draw:layer="layout" svg:x1="4.556cm" svg:y1="7.734cm" svg:x2="4.556cm" svg:y2="6.842cm">
          <text:p/>
        </draw:line>
        <draw:frame draw:style-name="gr4" draw:text-style-name="P3" draw:layer="layout" svg:width="2.09cm" svg:height="0.975cm" svg:x="1.375cm" svg:y="1.294cm">
          <draw:text-box>
            <text:p text:style-name="P2"><text:span text:style-name="T1">m</text:span><text:span text:style-name="T2">l</text:span><text:span text:style-name="T3"> = </text:span><text:span text:style-name="T4">-</text:span><text:span text:style-name="T3">1</text:span></text:p>
          </draw:text-box>
        </draw:frame>
        <draw:frame draw:style-name="gr4" draw:text-style-name="P3" draw:layer="layout" svg:width="1.819cm" svg:height="0.924cm" svg:x="3.44cm" svg:y="1.319cm">
          <draw:text-box>
            <text:p text:style-name="P2"><text:span text:style-name="T1">m</text:span><text:span text:style-name="T2">l</text:span><text:span text:style-name="T3"> = 0</text:span></text:p>
          </draw:text-box>
        </draw:frame>
        <draw:frame draw:style-name="gr4" draw:text-style-name="P3" draw:layer="layout" svg:width="2.107cm" svg:height="0.924cm" svg:x="5.28cm" svg:y="1.319cm">
          <draw:text-box>
            <text:p text:style-name="P2"><text:span text:style-name="T1">m</text:span><text:span text:style-name="T2">l</text:span><text:span text:style-name="T3"> = +1</text:span></text:p>
          </draw:text-box>
        </draw:frame>
        <draw:frame draw:style-name="gr4" draw:text-style-name="P3" draw:layer="layout" svg:width="1.069cm" svg:height="0.924cm" svg:x="7.475cm" svg:y="1.319cm">
          <draw:text-box>
            <text:p text:style-name="P2"><text:span text:style-name="T1">M</text:span><text:span text:style-name="T2">L</text:span></text:p>
          </draw:text-box>
        </draw:frame>
        <draw:frame draw:style-name="gr4" draw:text-style-name="P3" draw:layer="layout" svg:width="1.099cm" svg:height="0.924cm" svg:x="8.676cm" svg:y="1.319cm">
          <draw:text-box>
            <text:p text:style-name="P2"><text:span text:style-name="T1">M</text:span><text:span text:style-name="T2">S</text:span></text:p>
          </draw:text-box>
        </draw:frame>
        <draw:rect draw:style-name="gr1" draw:text-style-name="P1" draw:layer="layout" svg:width="5.757cm" svg:height="1.11cm" svg:x="1.471cm" svg:y="3.675cm">
          <text:p/>
        </draw:rect>
        <draw:line draw:style-name="gr2" draw:text-style-name="P1" draw:layer="layout" svg:x1="3.316cm" svg:y1="3.675cm" svg:x2="3.316cm" svg:y2="4.786cm">
          <text:p/>
        </draw:line>
        <draw:line draw:style-name="gr2" draw:text-style-name="P1" draw:layer="layout" svg:x1="5.336cm" svg:y1="3.676cm" svg:x2="5.336cm" svg:y2="4.787cm">
          <text:p/>
        </draw:line>
        <draw:line draw:style-name="gr3" draw:text-style-name="P1" draw:layer="layout" svg:x1="4.58cm" svg:y1="2.251cm" svg:x2="4.58cm" svg:y2="3.143cm">
          <text:p/>
        </draw:line>
        <draw:line draw:style-name="gr3" draw:text-style-name="P1" draw:layer="layout" svg:x1="6.715cm" svg:y1="7.734cm" svg:x2="6.715cm" svg:y2="6.842cm">
          <text:p/>
        </draw:line>
        <draw:frame draw:style-name="gr4" draw:layer="layout" svg:width="0.853cm" svg:height="0.962cm" svg:x="7.617cm" svg:y="2.218cm">
          <draw:text-box>
            <text:p>1</text:p>
          </draw:text-box>
        </draw:frame>
        <draw:frame draw:style-name="gr4" draw:layer="layout" svg:width="0.853cm" svg:height="0.962cm" svg:x="8.818cm" svg:y="2.218cm">
          <draw:text-box>
            <text:p>1</text:p>
          </draw:text-box>
        </draw:frame>
        <draw:line draw:style-name="gr3" draw:text-style-name="P1" draw:layer="layout" svg:x1="6.647cm" svg:y1="3.769cm" svg:x2="6.647cm" svg:y2="4.661cm">
          <text:p/>
        </draw:line>
        <draw:line draw:style-name="gr3" draw:text-style-name="P1" draw:layer="layout" svg:x1="2.636cm" svg:y1="3.782cm" svg:x2="2.636cm" svg:y2="4.674cm">
          <text:p/>
        </draw:line>
        <draw:frame draw:style-name="gr4" draw:layer="layout" svg:width="0.853cm" svg:height="0.962cm" svg:x="7.618cm" svg:y="3.718cm">
          <draw:text-box>
            <text:p>0</text:p>
          </draw:text-box>
        </draw:frame>
        <draw:frame draw:style-name="gr4" draw:layer="layout" svg:width="0.853cm" svg:height="0.962cm" svg:x="8.819cm" svg:y="3.718cm">
          <draw:text-box>
            <text:p>1</text:p>
          </draw:text-box>
        </draw:frame>
        <draw:rect draw:style-name="gr1" draw:text-style-name="P1" draw:layer="layout" svg:width="5.757cm" svg:height="1.11cm" svg:x="1.471cm" svg:y="5.201cm">
          <text:p/>
        </draw:rect>
        <draw:line draw:style-name="gr2" draw:text-style-name="P1" draw:layer="layout" svg:x1="3.314cm" svg:y1="5.201cm" svg:x2="3.314cm" svg:y2="6.312cm">
          <text:p/>
        </draw:line>
        <draw:line draw:style-name="gr2" draw:text-style-name="P1" draw:layer="layout" svg:x1="5.334cm" svg:y1="5.202cm" svg:x2="5.334cm" svg:y2="6.313cm">
          <text:p/>
        </draw:line>
        <draw:line draw:style-name="gr3" draw:text-style-name="P1" draw:layer="layout" svg:x1="4.545cm" svg:y1="5.295cm" svg:x2="4.545cm" svg:y2="6.187cm">
          <text:p/>
        </draw:line>
        <draw:line draw:style-name="gr3" draw:text-style-name="P1" draw:layer="layout" svg:x1="2.644cm" svg:y1="5.308cm" svg:x2="2.644cm" svg:y2="6.2cm">
          <text:p/>
        </draw:line>
        <draw:frame draw:style-name="gr4" draw:layer="layout" svg:width="1.065cm" svg:height="0.962cm" svg:x="7.416cm" svg:y="5.244cm">
          <draw:text-box>
            <text:p>-1</text:p>
          </draw:text-box>
        </draw:frame>
        <draw:frame draw:style-name="gr4" draw:layer="layout" svg:width="0.853cm" svg:height="0.962cm" svg:x="8.817cm" svg:y="5.244cm">
          <draw:text-box>
            <text:p>1</text:p>
          </draw:text-box>
        </draw:frame>
        <draw:rect draw:style-name="gr1" draw:text-style-name="P1" draw:layer="layout" svg:width="5.757cm" svg:height="1.11cm" svg:x="1.47cm" svg:y="6.727cm">
          <text:p/>
        </draw:rect>
        <draw:line draw:style-name="gr2" draw:text-style-name="P1" draw:layer="layout" svg:x1="3.313cm" svg:y1="6.727cm" svg:x2="3.313cm" svg:y2="7.838cm">
          <text:p/>
        </draw:line>
        <draw:line draw:style-name="gr2" draw:text-style-name="P1" draw:layer="layout" svg:x1="5.333cm" svg:y1="6.728cm" svg:x2="5.333cm" svg:y2="7.839cm">
          <text:p/>
        </draw:line>
        <draw:line draw:style-name="gr3" draw:text-style-name="P1" draw:layer="layout" svg:x1="6.37cm" svg:y1="11.411cm" svg:x2="6.37cm" svg:y2="12.303cm">
          <text:p/>
        </draw:line>
        <draw:frame draw:style-name="gr4" draw:layer="layout" svg:width="1.031cm" svg:height="0.962cm" svg:x="7.415cm" svg:y="6.77cm">
          <draw:text-box>
            <text:p><text:s/>1</text:p>
          </draw:text-box>
        </draw:frame>
        <draw:frame draw:style-name="gr4" draw:layer="layout" svg:width="1.065cm" svg:height="0.962cm" svg:x="8.616cm" svg:y="6.77cm">
          <draw:text-box>
            <text:p>-1</text:p>
          </draw:text-box>
        </draw:frame>
        <draw:line draw:style-name="gr3" draw:text-style-name="P1" draw:layer="layout" svg:x1="2.655cm" svg:y1="9.26cm" svg:x2="2.655cm" svg:y2="8.368cm">
          <text:p/>
        </draw:line>
        <draw:line draw:style-name="gr3" draw:text-style-name="P1" draw:layer="layout" svg:x1="6.714cm" svg:y1="9.26cm" svg:x2="6.714cm" svg:y2="8.368cm">
          <text:p/>
        </draw:line>
        <draw:rect draw:style-name="gr1" draw:text-style-name="P1" draw:layer="layout" svg:width="5.757cm" svg:height="1.11cm" svg:x="1.469cm" svg:y="8.253cm">
          <text:p/>
        </draw:rect>
        <draw:line draw:style-name="gr2" draw:text-style-name="P1" draw:layer="layout" svg:x1="3.312cm" svg:y1="8.253cm" svg:x2="3.312cm" svg:y2="9.364cm">
          <text:p/>
        </draw:line>
        <draw:line draw:style-name="gr2" draw:text-style-name="P1" draw:layer="layout" svg:x1="5.332cm" svg:y1="8.254cm" svg:x2="5.332cm" svg:y2="9.365cm">
          <text:p/>
        </draw:line>
        <draw:frame draw:style-name="gr4" draw:layer="layout" svg:width="1.031cm" svg:height="0.962cm" svg:x="7.414cm" svg:y="8.296cm">
          <draw:text-box>
            <text:p><text:s/>0</text:p>
          </draw:text-box>
        </draw:frame>
        <draw:frame draw:style-name="gr4" draw:layer="layout" svg:width="1.065cm" svg:height="0.962cm" svg:x="8.615cm" svg:y="8.296cm">
          <draw:text-box>
            <text:p>-1</text:p>
          </draw:text-box>
        </draw:frame>
        <draw:line draw:style-name="gr3" draw:text-style-name="P1" draw:layer="layout" svg:x1="4.454cm" svg:y1="10.786cm" svg:x2="4.454cm" svg:y2="9.894cm">
          <text:p/>
        </draw:line>
        <draw:line draw:style-name="gr3" draw:text-style-name="P1" draw:layer="layout" svg:x1="2.613cm" svg:y1="10.786cm" svg:x2="2.613cm" svg:y2="9.894cm">
          <text:p/>
        </draw:line>
        <draw:rect draw:style-name="gr1" draw:text-style-name="P1" draw:layer="layout" svg:width="5.757cm" svg:height="1.11cm" svg:x="1.468cm" svg:y="9.779cm">
          <text:p/>
        </draw:rect>
        <draw:line draw:style-name="gr2" draw:text-style-name="P1" draw:layer="layout" svg:x1="3.311cm" svg:y1="9.779cm" svg:x2="3.311cm" svg:y2="10.89cm">
          <text:p/>
        </draw:line>
        <draw:line draw:style-name="gr2" draw:text-style-name="P1" draw:layer="layout" svg:x1="5.331cm" svg:y1="9.78cm" svg:x2="5.331cm" svg:y2="10.891cm">
          <text:p/>
        </draw:line>
        <draw:frame draw:style-name="gr4" draw:layer="layout" svg:width="1.065cm" svg:height="0.962cm" svg:x="7.413cm" svg:y="9.822cm">
          <draw:text-box>
            <text:p>-1</text:p>
          </draw:text-box>
        </draw:frame>
        <draw:frame draw:style-name="gr4" draw:layer="layout" svg:width="1.065cm" svg:height="0.962cm" svg:x="8.614cm" svg:y="9.822cm">
          <draw:text-box>
            <text:p>-1</text:p>
          </draw:text-box>
        </draw:frame>
        <draw:line draw:style-name="gr3" draw:text-style-name="P1" draw:layer="layout" svg:x1="6.712cm" svg:y1="12.312cm" svg:x2="6.712cm" svg:y2="11.42cm">
          <text:p/>
        </draw:line>
        <draw:rect draw:style-name="gr1" draw:text-style-name="P1" draw:layer="layout" svg:width="5.757cm" svg:height="1.11cm" svg:x="1.467cm" svg:y="11.305cm">
          <text:p/>
        </draw:rect>
        <draw:line draw:style-name="gr2" draw:text-style-name="P1" draw:layer="layout" svg:x1="3.31cm" svg:y1="11.305cm" svg:x2="3.31cm" svg:y2="12.416cm">
          <text:p/>
        </draw:line>
        <draw:line draw:style-name="gr2" draw:text-style-name="P1" draw:layer="layout" svg:x1="5.33cm" svg:y1="11.306cm" svg:x2="5.33cm" svg:y2="12.417cm">
          <text:p/>
        </draw:line>
        <draw:frame draw:style-name="gr4" draw:layer="layout" svg:width="1.031cm" svg:height="0.962cm" svg:x="7.412cm" svg:y="11.348cm">
          <draw:text-box>
            <text:p><text:s/>2</text:p>
          </draw:text-box>
        </draw:frame>
        <draw:frame draw:style-name="gr4" draw:layer="layout" svg:width="1.031cm" svg:height="0.962cm" svg:x="8.613cm" svg:y="11.348cm">
          <draw:text-box>
            <text:p><text:s/>0</text:p>
          </draw:text-box>
        </draw:frame>
        <draw:line draw:style-name="gr3" draw:text-style-name="P1" draw:layer="layout" svg:x1="4.465cm" svg:y1="12.937cm" svg:x2="4.465cm" svg:y2="13.829cm">
          <text:p/>
        </draw:line>
        <draw:line draw:style-name="gr3" draw:text-style-name="P1" draw:layer="layout" svg:x1="6.707cm" svg:y1="13.838cm" svg:x2="6.707cm" svg:y2="12.946cm">
          <text:p/>
        </draw:line>
        <draw:rect draw:style-name="gr1" draw:text-style-name="P1" draw:layer="layout" svg:width="5.757cm" svg:height="1.11cm" svg:x="1.462cm" svg:y="12.831cm">
          <text:p/>
        </draw:rect>
        <draw:line draw:style-name="gr2" draw:text-style-name="P1" draw:layer="layout" svg:x1="3.305cm" svg:y1="12.831cm" svg:x2="3.305cm" svg:y2="13.942cm">
          <text:p/>
        </draw:line>
        <draw:line draw:style-name="gr2" draw:text-style-name="P1" draw:layer="layout" svg:x1="5.325cm" svg:y1="12.832cm" svg:x2="5.325cm" svg:y2="13.943cm">
          <text:p/>
        </draw:line>
        <draw:frame draw:style-name="gr4" draw:layer="layout" svg:width="1.031cm" svg:height="0.962cm" svg:x="7.407cm" svg:y="12.874cm">
          <draw:text-box>
            <text:p><text:s/>1</text:p>
          </draw:text-box>
        </draw:frame>
        <draw:frame draw:style-name="gr4" draw:layer="layout" svg:width="1.031cm" svg:height="0.962cm" svg:x="8.608cm" svg:y="12.874cm">
          <draw:text-box>
            <text:p><text:s/>0</text:p>
          </draw:text-box>
        </draw:frame>
        <draw:rect draw:style-name="gr1" draw:text-style-name="P1" draw:layer="layout" svg:width="5.757cm" svg:height="1.11cm" svg:x="11.284cm" svg:y="2.124cm">
          <text:p/>
        </draw:rect>
        <draw:line draw:style-name="gr2" draw:text-style-name="P1" draw:layer="layout" svg:x1="13.102cm" svg:y1="2.124cm" svg:x2="13.102cm" svg:y2="3.235cm">
          <text:p/>
        </draw:line>
        <draw:line draw:style-name="gr2" draw:text-style-name="P1" draw:layer="layout" svg:x1="15.122cm" svg:y1="2.125cm" svg:x2="15.122cm" svg:y2="3.236cm">
          <text:p/>
        </draw:line>
        <draw:line draw:style-name="gr3" draw:text-style-name="P1" draw:layer="layout" svg:x1="16.471cm" svg:y1="2.231cm" svg:x2="16.471cm" svg:y2="3.123cm">
          <text:p/>
        </draw:line>
        <draw:frame draw:style-name="gr4" draw:text-style-name="P3" draw:layer="layout" svg:width="1.819cm" svg:height="0.924cm" svg:x="13.253cm" svg:y="1.294cm">
          <draw:text-box>
            <text:p text:style-name="P2"><text:span text:style-name="T1">m</text:span><text:span text:style-name="T2">l</text:span><text:span text:style-name="T3"> = 0</text:span></text:p>
          </draw:text-box>
        </draw:frame>
        <draw:frame draw:style-name="gr4" draw:text-style-name="P3" draw:layer="layout" svg:width="2.107cm" svg:height="0.924cm" svg:x="15.093cm" svg:y="1.294cm">
          <draw:text-box>
            <text:p text:style-name="P2"><text:span text:style-name="T1">m</text:span><text:span text:style-name="T2">l</text:span><text:span text:style-name="T3"> = +1</text:span></text:p>
          </draw:text-box>
        </draw:frame>
        <draw:frame draw:style-name="gr4" draw:text-style-name="P3" draw:layer="layout" svg:width="1.069cm" svg:height="0.924cm" svg:x="17.288cm" svg:y="1.294cm">
          <draw:text-box>
            <text:p text:style-name="P2"><text:span text:style-name="T1">M</text:span><text:span text:style-name="T2">L</text:span></text:p>
          </draw:text-box>
        </draw:frame>
        <draw:frame draw:style-name="gr4" draw:text-style-name="P3" draw:layer="layout" svg:width="1.099cm" svg:height="0.924cm" svg:x="18.489cm" svg:y="1.294cm">
          <draw:text-box>
            <text:p text:style-name="P2"><text:span text:style-name="T1">M</text:span><text:span text:style-name="T2">S</text:span></text:p>
          </draw:text-box>
        </draw:frame>
        <draw:line draw:style-name="gr3" draw:text-style-name="P1" draw:layer="layout" svg:x1="12.593cm" svg:y1="3.118cm" svg:x2="12.593cm" svg:y2="2.226cm">
          <text:p/>
        </draw:line>
        <draw:frame draw:style-name="gr4" draw:layer="layout" svg:width="0.853cm" svg:height="0.962cm" svg:x="17.43cm" svg:y="2.193cm">
          <draw:text-box>
            <text:p>0</text:p>
          </draw:text-box>
        </draw:frame>
        <draw:frame draw:style-name="gr4" draw:layer="layout" svg:width="0.853cm" svg:height="0.962cm" svg:x="18.631cm" svg:y="2.193cm">
          <draw:text-box>
            <text:p>0</text:p>
          </draw:text-box>
        </draw:frame>
        <draw:frame draw:style-name="gr4" draw:text-style-name="P3" draw:layer="layout" svg:width="2.09cm" svg:height="0.975cm" svg:x="11.18cm" svg:y="1.257cm">
          <draw:text-box>
            <text:p text:style-name="P2"><text:span text:style-name="T1">m</text:span><text:span text:style-name="T2">l</text:span><text:span text:style-name="T3"> = </text:span><text:span text:style-name="T4">-</text:span><text:span text:style-name="T3">1</text:span></text:p>
          </draw:text-box>
        </draw:frame>
        <draw:rect draw:style-name="gr1" draw:text-style-name="P1" draw:layer="layout" svg:width="5.757cm" svg:height="1.11cm" svg:x="11.278cm" svg:y="3.655cm">
          <text:p/>
        </draw:rect>
        <draw:line draw:style-name="gr2" draw:text-style-name="P1" draw:layer="layout" svg:x1="13.096cm" svg:y1="3.655cm" svg:x2="13.096cm" svg:y2="4.766cm">
          <text:p/>
        </draw:line>
        <draw:line draw:style-name="gr2" draw:text-style-name="P1" draw:layer="layout" svg:x1="15.116cm" svg:y1="3.656cm" svg:x2="15.116cm" svg:y2="4.767cm">
          <text:p/>
        </draw:line>
        <draw:line draw:style-name="gr3" draw:text-style-name="P1" draw:layer="layout" svg:x1="16.465cm" svg:y1="3.762cm" svg:x2="16.465cm" svg:y2="4.654cm">
          <text:p/>
        </draw:line>
        <draw:line draw:style-name="gr3" draw:text-style-name="P1" draw:layer="layout" svg:x1="14.487cm" svg:y1="4.649cm" svg:x2="14.487cm" svg:y2="3.757cm">
          <text:p/>
        </draw:line>
        <draw:frame draw:style-name="gr4" draw:layer="layout" svg:width="0.853cm" svg:height="0.962cm" svg:x="17.424cm" svg:y="3.724cm">
          <draw:text-box>
            <text:p>1</text:p>
          </draw:text-box>
        </draw:frame>
        <draw:frame draw:style-name="gr4" draw:layer="layout" svg:width="0.853cm" svg:height="0.962cm" svg:x="18.625cm" svg:y="3.724cm">
          <draw:text-box>
            <text:p>0</text:p>
          </draw:text-box>
        </draw:frame>
        <draw:rect draw:style-name="gr1" draw:text-style-name="P1" draw:layer="layout" svg:width="5.757cm" svg:height="1.11cm" svg:x="11.272cm" svg:y="5.181cm">
          <text:p/>
        </draw:rect>
        <draw:line draw:style-name="gr2" draw:text-style-name="P1" draw:layer="layout" svg:x1="13.09cm" svg:y1="5.181cm" svg:x2="13.09cm" svg:y2="6.292cm">
          <text:p/>
        </draw:line>
        <draw:line draw:style-name="gr2" draw:text-style-name="P1" draw:layer="layout" svg:x1="15.11cm" svg:y1="5.182cm" svg:x2="15.11cm" svg:y2="6.293cm">
          <text:p/>
        </draw:line>
        <draw:line draw:style-name="gr3" draw:text-style-name="P1" draw:layer="layout" svg:x1="13.859cm" svg:y1="5.288cm" svg:x2="13.859cm" svg:y2="6.18cm">
          <text:p/>
        </draw:line>
        <draw:line draw:style-name="gr3" draw:text-style-name="P1" draw:layer="layout" svg:x1="14.481cm" svg:y1="6.175cm" svg:x2="14.481cm" svg:y2="5.283cm">
          <text:p/>
        </draw:line>
        <draw:frame draw:style-name="gr4" draw:layer="layout" svg:width="0.853cm" svg:height="0.962cm" svg:x="17.418cm" svg:y="5.25cm">
          <draw:text-box>
            <text:p>0</text:p>
          </draw:text-box>
        </draw:frame>
        <draw:frame draw:style-name="gr4" draw:layer="layout" svg:width="0.853cm" svg:height="0.962cm" svg:x="18.619cm" svg:y="5.25cm">
          <draw:text-box>
            <text:p>0</text:p>
          </draw:text-box>
        </draw:frame>
        <draw:rect draw:style-name="gr1" draw:text-style-name="P1" draw:layer="layout" svg:width="5.757cm" svg:height="1.11cm" svg:x="11.285cm" svg:y="6.707cm">
          <text:p/>
        </draw:rect>
        <draw:line draw:style-name="gr2" draw:text-style-name="P1" draw:layer="layout" svg:x1="13.103cm" svg:y1="6.707cm" svg:x2="13.103cm" svg:y2="7.818cm">
          <text:p/>
        </draw:line>
        <draw:line draw:style-name="gr2" draw:text-style-name="P1" draw:layer="layout" svg:x1="15.123cm" svg:y1="6.708cm" svg:x2="15.123cm" svg:y2="7.819cm">
          <text:p/>
        </draw:line>
        <draw:line draw:style-name="gr3" draw:text-style-name="P1" draw:layer="layout" svg:x1="13.872cm" svg:y1="6.814cm" svg:x2="13.872cm" svg:y2="7.706cm">
          <text:p/>
        </draw:line>
        <draw:line draw:style-name="gr3" draw:text-style-name="P1" draw:layer="layout" svg:x1="12.594cm" svg:y1="7.701cm" svg:x2="12.594cm" svg:y2="6.809cm">
          <text:p/>
        </draw:line>
        <draw:frame draw:style-name="gr4" draw:layer="layout" svg:width="1.065cm" svg:height="0.962cm" svg:x="17.231cm" svg:y="6.776cm">
          <draw:text-box>
            <text:p>-1</text:p>
          </draw:text-box>
        </draw:frame>
        <draw:frame draw:style-name="gr4" draw:layer="layout" svg:width="0.853cm" svg:height="0.962cm" svg:x="18.632cm" svg:y="6.776cm">
          <draw:text-box>
            <text:p>0</text:p>
          </draw:text-box>
        </draw:frame>
        <draw:rect draw:style-name="gr1" draw:text-style-name="P1" draw:layer="layout" svg:width="5.757cm" svg:height="1.11cm" svg:x="11.279cm" svg:y="8.233cm">
          <text:p/>
        </draw:rect>
        <draw:line draw:style-name="gr2" draw:text-style-name="P1" draw:layer="layout" svg:x1="13.097cm" svg:y1="8.233cm" svg:x2="13.097cm" svg:y2="9.344cm">
          <text:p/>
        </draw:line>
        <draw:line draw:style-name="gr2" draw:text-style-name="P1" draw:layer="layout" svg:x1="15.117cm" svg:y1="8.234cm" svg:x2="15.117cm" svg:y2="9.345cm">
          <text:p/>
        </draw:line>
        <draw:line draw:style-name="gr3" draw:text-style-name="P1" draw:layer="layout" svg:x1="16.466cm" svg:y1="8.34cm" svg:x2="16.466cm" svg:y2="9.232cm">
          <text:p/>
        </draw:line>
        <draw:line draw:style-name="gr3" draw:text-style-name="P1" draw:layer="layout" svg:x1="12.588cm" svg:y1="9.227cm" svg:x2="12.588cm" svg:y2="8.335cm">
          <text:p/>
        </draw:line>
        <draw:frame draw:style-name="gr4" draw:layer="layout" svg:width="1.031cm" svg:height="0.962cm" svg:x="17.225cm" svg:y="8.302cm">
          <draw:text-box>
            <text:p><text:s/>0</text:p>
          </draw:text-box>
        </draw:frame>
        <draw:frame draw:style-name="gr4" draw:layer="layout" svg:width="0.853cm" svg:height="0.962cm" svg:x="18.626cm" svg:y="8.302cm">
          <draw:text-box>
            <text:p>0</text:p>
          </draw:text-box>
        </draw:frame>
        <draw:rect draw:style-name="gr1" draw:text-style-name="P1" draw:layer="layout" svg:width="5.757cm" svg:height="1.11cm" svg:x="11.273cm" svg:y="9.778cm">
          <text:p/>
        </draw:rect>
        <draw:line draw:style-name="gr2" draw:text-style-name="P1" draw:layer="layout" svg:x1="13.091cm" svg:y1="9.778cm" svg:x2="13.091cm" svg:y2="10.889cm">
          <text:p/>
        </draw:line>
        <draw:line draw:style-name="gr2" draw:text-style-name="P1" draw:layer="layout" svg:x1="15.111cm" svg:y1="9.779cm" svg:x2="15.111cm" svg:y2="10.89cm">
          <text:p/>
        </draw:line>
        <draw:line draw:style-name="gr3" draw:text-style-name="P1" draw:layer="layout" svg:x1="13.86cm" svg:y1="9.885cm" svg:x2="13.86cm" svg:y2="10.777cm">
          <text:p/>
        </draw:line>
        <draw:line draw:style-name="gr3" draw:text-style-name="P1" draw:layer="layout" svg:x1="12.582cm" svg:y1="10.772cm" svg:x2="12.582cm" svg:y2="9.88cm">
          <text:p/>
        </draw:line>
        <draw:frame draw:style-name="gr4" draw:layer="layout" svg:width="1.065cm" svg:height="0.962cm" svg:x="17.219cm" svg:y="9.847cm">
          <draw:text-box>
            <text:p>-1</text:p>
          </draw:text-box>
        </draw:frame>
        <draw:frame draw:style-name="gr4" draw:layer="layout" svg:width="0.853cm" svg:height="0.962cm" svg:x="18.62cm" svg:y="9.847cm">
          <draw:text-box>
            <text:p>0</text:p>
          </draw:text-box>
        </draw:frame>
        <draw:rect draw:style-name="gr1" draw:text-style-name="P1" draw:layer="layout" svg:width="5.757cm" svg:height="1.11cm" svg:x="11.267cm" svg:y="11.404cm">
          <text:p/>
        </draw:rect>
        <draw:line draw:style-name="gr2" draw:text-style-name="P1" draw:layer="layout" svg:x1="13.085cm" svg:y1="11.404cm" svg:x2="13.085cm" svg:y2="12.515cm">
          <text:p/>
        </draw:line>
        <draw:line draw:style-name="gr2" draw:text-style-name="P1" draw:layer="layout" svg:x1="15.105cm" svg:y1="11.405cm" svg:x2="15.105cm" svg:y2="12.516cm">
          <text:p/>
        </draw:line>
        <draw:line draw:style-name="gr3" draw:text-style-name="P1" draw:layer="layout" svg:x1="11.954cm" svg:y1="11.511cm" svg:x2="11.954cm" svg:y2="12.403cm">
          <text:p/>
        </draw:line>
        <draw:line draw:style-name="gr3" draw:text-style-name="P1" draw:layer="layout" svg:x1="12.576cm" svg:y1="12.398cm" svg:x2="12.576cm" svg:y2="11.506cm">
          <text:p/>
        </draw:line>
        <draw:frame draw:style-name="gr4" draw:layer="layout" svg:width="1.065cm" svg:height="0.962cm" svg:x="17.213cm" svg:y="11.473cm">
          <draw:text-box>
            <text:p>-2</text:p>
          </draw:text-box>
        </draw:frame>
        <draw:frame draw:style-name="gr4" draw:layer="layout" svg:width="0.853cm" svg:height="0.962cm" svg:x="18.614cm" svg:y="11.473cm">
          <draw:text-box>
            <text:p>0</text:p>
          </draw:text-box>
        </draw:frame>
        <draw:frame draw:style-name="gr4" draw:layer="layout" svg:width="8.109cm" svg:height="0.962cm" svg:x="10.914cm" svg:y="12.973cm">
          <draw:text-box>
            <text:p>Total # of microstates = 15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11:53:28.174618773</meta:creation-date>
    <dc:date>2014-04-02T12:26:42.378736913</dc:date>
    <meta:editing-duration>PT32M28S</meta:editing-duration>
    <meta:editing-cycles>19</meta:editing-cycles>
    <meta:generator>LibreOffice/4.2.2.1$Linux_X86_64 LibreOffice_project/f36d84b791bbb6580a6f88e1eda72ca6083bbb4b</meta:generator>
    <meta:document-statistic meta:object-count="116"/>
  </office:meta>
</office:document-meta>
</file>